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8.505cm" fo:min-width="13.761cm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eeeeee" draw:textarea-horizontal-align="justify" draw:textarea-vertical-align="bottom" draw:auto-grow-height="false" fo:min-height="3.986cm" fo:min-width="7.689cm"/>
    </style:style>
    <style:style style:name="gr3" style:family="graphic" style:parent-style-name="standard">
      <style:graphic-properties svg:stroke-width="0.051cm" svg:stroke-color="#000000" draw:marker-start="" draw:marker-start-width="0.279cm" draw:marker-end-width="0.279cm" draw:fill-color="#ffffff" draw:textarea-horizontal-align="justify" draw:textarea-vertical-align="top" draw:auto-grow-height="false" fo:min-height="2.1cm" fo:min-width="1.53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="" draw:marker-start-width="0.279cm" draw:marker-end="" draw:marker-end-width="0.564cm" draw:fill-color="#ffffff" draw:textarea-horizontal-align="justify" draw:textarea-vertical-align="middle" draw:auto-grow-height="false" fo:min-height="0.291cm" fo:min-width="0.558cm" fo:padding-top="0.15cm" fo:padding-bottom="0.15cm" fo:padding-left="0.275cm" fo:padding-right="0.275cm" draw:shadow="hidden"/>
    </style:style>
    <style:style style:name="gr5" style:family="graphic" style:parent-style-name="standard">
      <style:graphic-properties svg:stroke-width="0.051cm" svg:stroke-color="#000000" draw:marker-start="" draw:marker-start-width="0.279cm" draw:marker-end-width="0.279cm" draw:fill-color="#ffffff" draw:textarea-horizontal-align="justify" draw:textarea-vertical-align="middle" draw:auto-grow-height="false" fo:min-height="0.818cm" fo:min-width="0.864cm" fo:padding-top="0.15cm" fo:padding-bottom="0.15cm" fo:padding-left="0.275cm" fo:padding-right="0.275cm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53cm" svg:stroke-color="#000000" draw:marker-start="" draw:marker-start-width="0.282cm" draw:marker-end="Arrow" draw:marker-end-width="0.282cm" draw:fill-color="#ffffff" draw:textarea-horizontal-align="justify" draw:textarea-vertical-align="middle" draw:auto-grow-height="false" fo:min-height="1.534cm" fo:min-width="2.624cm" fo:padding-top="0.151cm" fo:padding-bottom="0.151cm" fo:padding-left="0.276cm" fo:padding-right="0.276cm" draw:shadow="hidden"/>
    </style:style>
    <style:style style:name="gr8" style:family="graphic" style:parent-style-name="standard">
      <style:graphic-properties svg:stroke-width="0.051cm" svg:stroke-color="#000000" draw:marker-start="" draw:marker-start-width="0.279cm" draw:marker-end-width="0.279cm" draw:fill-color="#ffffff" draw:textarea-horizontal-align="justify" draw:textarea-vertical-align="middle" draw:auto-grow-height="false" fo:min-height="1.415cm" fo:min-width="2.134cm" fo:padding-top="0.15cm" fo:padding-bottom="0.15cm" fo:padding-left="0.275cm" fo:padding-right="0.275cm" draw:shadow="hidden"/>
    </style:style>
    <style:style style:name="gr9" style:family="graphic" style:parent-style-name="objectwithoutfill">
      <style:graphic-properties svg:stroke-width="0.053cm" svg:stroke-color="#000000" draw:marker-start="" draw:marker-start-width="0.081cm" draw:marker-end="Arrow" draw:marker-end-width="0.176cm" draw:fill="none" draw:fill-color="#ffffff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1cm" svg:stroke-color="#000000" draw:marker-start="" draw:marker-start-width="0.279cm" draw:marker-end="" draw:marker-end-width="0.564cm" draw:fill-color="#ffffff" draw:textarea-horizontal-align="justify" draw:textarea-vertical-align="middle" draw:auto-grow-height="false" fo:min-height="0.899cm" fo:min-width="2.146cm" fo:padding-top="0.15cm" fo:padding-bottom="0.15cm" fo:padding-left="0.275cm" fo:padding-right="0.275cm" draw:shadow="hidden"/>
    </style:style>
    <style:style style:name="gr11" style:family="graphic" style:parent-style-name="objectwithoutfill">
      <style:graphic-properties svg:stroke-width="0.053cm" svg:stroke-color="#000000" draw:marker-start="" draw:marker-start-width="0.084cm" draw:marker-end="Arrow" draw:marker-end-width="0.179cm" draw:fill="none" draw:fill-color="#ffffff" draw:textarea-vertical-align="middle" fo:padding-top="0.151cm" fo:padding-bottom="0.151cm" fo:padding-left="0.276cm" fo:padding-right="0.276cm" draw:shadow="hidden"/>
    </style:style>
    <style:style style:name="gr12" style:family="graphic" style:parent-style-name="objectwithoutfill">
      <style:graphic-properties svg:stroke-width="0.053cm" svg:stroke-color="#000000" draw:marker-start="" draw:marker-start-width="0.081cm" draw:marker-end="Arrow" draw:marker-end-width="0.176cm" draw:fill="none" draw:fill-color="#ffffff" draw:textarea-vertical-align="middle" fo:padding-top="0.151cm" fo:padding-bottom="0.151cm" fo:padding-left="0.276cm" fo:padding-right="0.276cm" draw:shadow="hidden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de9d9" draw:textarea-horizontal-align="justify" draw:textarea-vertical-align="middle" draw:auto-grow-height="false" fo:min-height="1.957cm" fo:min-width="5.096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0000" draw:marker-start-width="0.387cm" draw:marker-end="Arrow" draw:marker-end-width="0.176cm" draw:fill="none" draw:fill-color="#ffffff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054cm" draw:marker-end="Arrow" draw:marker-end-width="0.176cm" draw:fill="none" draw:fill-color="#ffffff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draw:marker-start-width="0.361cm" draw:marker-end="Arrow" draw:marker-end-width="0.176cm" draw:fill="none" draw:textarea-vertical-align="middle" fo:padding-top="0.151cm" fo:padding-bottom="0.151cm" fo:padding-left="0.276cm" fo:padding-right="0.276cm"/>
    </style:style>
    <style:style style:name="gr17" style:family="graphic" style:parent-style-name="objectwitharrow">
      <style:graphic-properties draw:fill-color="#ffffff" draw:textarea-horizontal-align="justify" draw:textarea-vertical-align="middle" draw:auto-grow-height="false" fo:min-height="1.407cm" fo:min-width="3.41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loext:graphic-properties draw:fill-color="#ffffff"/>
      <style:paragraph-properties fo:text-align="center">
        <style:tab-stops/>
      </style:paragraph-properties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de9d9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61cm" svg:height="8.755cm" svg:x="2.47cm" svg:y="6.4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189cm" svg:height="4.236cm" svg:x="29.299cm" svg:y="12.213cm">
          <text:p text:style-name="P2">Node1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3" draw:text-style-name="P5" draw:layer="layout" svg:width="2.086cm" svg:height="2.4cm" draw:transform="skewX (-0.000349065850398866) rotate (0.000174532925199433) translate (29.864cm 12.919cm)">
            <text:p text:style-name="P4">Task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30.124cm" svg:y="14.067cm">
            <text:p text:style-name="P2"><text:span text:style-name="T1">Alg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custom-shape draw:style-name="gr3" draw:text-style-name="P5" draw:layer="layout" svg:width="2.086cm" svg:height="2.4cm" draw:transform="skewX (-0.000349065850398866) rotate (0.000174532925199433) translate (34.978cm 12.919cm)">
            <text:p text:style-name="P4">Task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35.238cm" svg:y="14.067cm">
            <text:p text:style-name="P2"><text:span text:style-name="T1">Alg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7" xml:id="id2" draw:id="id2" draw:layer="layout" svg:width="1.413cm" svg:height="2.118cm" svg:x="32.688cm" svg:y="13.06cm">
          <text:p text:style-name="P2"><text:span text:style-name="T2">Report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8" draw:layer="layout" svg:x1="31.951cm" svg:y1="14.119cm" svg:x2="32.688cm" svg:y2="14.119cm" draw:start-shape="id1" draw:start-glue-point="1" draw:end-shape="id2" draw:end-glue-point="6" svg:d="M31951 14119h737" svg:viewBox="0 0 738 1">
          <text:p/>
        </draw:connector>
        <draw:connector draw:style-name="gr6" draw:text-style-name="P8" draw:layer="layout" svg:x1="34.978cm" svg:y1="14.119cm" svg:x2="34.101cm" svg:y2="14.119cm" draw:start-shape="id3" draw:start-glue-point="3" draw:end-shape="id2" svg:d="M34978 14119h-877" svg:viewBox="0 0 878 1">
          <text:p/>
        </draw:connector>
        <draw:custom-shape draw:style-name="gr2" draw:text-style-name="P3" draw:layer="layout" svg:width="8.189cm" svg:height="4.236cm" svg:x="20.403cm" svg:y="12.213cm">
          <text:p text:style-name="P2">Node1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3" draw:text-style-name="P5" draw:layer="layout" svg:width="2.086cm" svg:height="2.4cm" draw:transform="skewX (-0.000349065850398866) rotate (0.000174532925199433) translate (20.968cm 12.919cm)">
            <text:p text:style-name="P4">Task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21.228cm" svg:y="14.067cm">
            <text:p text:style-name="P2"><text:span text:style-name="T1">Alg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custom-shape draw:style-name="gr3" draw:text-style-name="P5" draw:layer="layout" svg:width="2.086cm" svg:height="2.4cm" draw:transform="skewX (-0.000349065850398866) rotate (0.000174532925199433) translate (26.082cm 12.919cm)">
            <text:p text:style-name="P4">Task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26.342cm" svg:y="14.067cm">
            <text:p text:style-name="P2"><text:span text:style-name="T1">Alg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7" xml:id="id5" draw:id="id5" draw:layer="layout" svg:width="1.413cm" svg:height="2.118cm" svg:x="23.792cm" svg:y="13.06cm">
          <text:p text:style-name="P2"><text:span text:style-name="T2">Report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8" draw:layer="layout" svg:x1="23.055cm" svg:y1="14.119cm" svg:x2="23.792cm" svg:y2="14.119cm" draw:start-shape="id4" draw:start-glue-point="1" draw:end-shape="id5" draw:end-glue-point="6" svg:d="M23055 14119h737" svg:viewBox="0 0 738 1">
          <text:p/>
        </draw:connector>
        <draw:connector draw:style-name="gr6" draw:text-style-name="P8" draw:layer="layout" svg:x1="26.082cm" svg:y1="14.119cm" svg:x2="25.205cm" svg:y2="14.119cm" draw:start-shape="id6" draw:start-glue-point="3" draw:end-shape="id5" svg:d="M26082 14119h-877" svg:viewBox="0 0 878 1">
          <text:p/>
        </draw:connector>
        <draw:custom-shape draw:style-name="gr2" draw:text-style-name="P3" draw:layer="layout" svg:width="8.189cm" svg:height="4.236cm" svg:x="29.299cm" svg:y="2.47cm">
          <text:p text:style-name="P2">Node1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3" draw:text-style-name="P5" draw:layer="layout" svg:width="2.086cm" svg:height="2.4cm" draw:transform="skewX (-0.000349065850398866) rotate (0.000174532925199433) translate (29.864cm 3.176cm)">
            <text:p text:style-name="P4">Task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30.124cm" svg:y="4.324cm">
            <text:p text:style-name="P2"><text:span text:style-name="T1">Alg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" draw:id="id9">
          <draw:custom-shape draw:style-name="gr3" draw:text-style-name="P5" draw:layer="layout" svg:width="2.086cm" svg:height="2.4cm" draw:transform="skewX (-0.000349065850398866) rotate (0.000174532925199433) translate (34.947cm 3.176cm)">
            <text:p text:style-name="P4">Task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35.207cm" svg:y="4.324cm">
            <text:p text:style-name="P2"><text:span text:style-name="T1">Alg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7" xml:id="id8" draw:id="id8" draw:layer="layout" svg:width="1.413cm" svg:height="2.118cm" svg:x="32.688cm" svg:y="3.317cm">
          <text:p text:style-name="P2"><text:span text:style-name="T2">Report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8" draw:layer="layout" svg:x1="31.951cm" svg:y1="4.376cm" svg:x2="32.688cm" svg:y2="4.376cm" draw:start-shape="id7" draw:start-glue-point="1" draw:end-shape="id8" draw:end-glue-point="6" svg:d="M31951 4376h737" svg:viewBox="0 0 738 1">
          <text:p/>
        </draw:connector>
        <draw:connector draw:style-name="gr6" draw:text-style-name="P8" draw:layer="layout" svg:x1="34.947cm" svg:y1="4.376cm" svg:x2="34.101cm" svg:y2="4.376cm" draw:start-shape="id9" draw:start-glue-point="3" draw:end-shape="id8" svg:d="M34947 4376h-846" svg:viewBox="0 0 847 1">
          <text:p/>
        </draw:connector>
        <draw:custom-shape draw:style-name="gr2" draw:text-style-name="P3" draw:layer="layout" svg:width="8.189cm" svg:height="4.236cm" svg:x="20.403cm" svg:y="2.47cm">
          <text:p text:style-name="P2">Node1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3.176cm" svg:height="1.836cm" svg:x="4.624cm" svg:y="3.176cm">
          <text:p text:style-name="P2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1" draw:id="id11" draw:layer="layout" svg:width="2.683cm" svg:height="3.248cm" svg:x="4.871cm" svg:y="11.506cm">
          <text:p text:style-name="P2"><text:span text:style-name="T1">KB</text:span></text:p>
          <text:p text:style-name="P2"><text:span text:style-name="T2">HSQL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10" draw:layer="layout" svg:x1="9.954cm" svg:y1="9.6cm" svg:x2="6.213cm" svg:y2="11.506cm" draw:start-shape="id10" draw:start-glue-point="3" draw:end-shape="id11" draw:end-glue-point="5" svg:d="M9954 9600h-3741v1906" svg:viewBox="0 0 3742 1907">
          <text:p/>
        </draw:connector>
        <draw:custom-shape draw:style-name="gr10" draw:text-style-name="P1" xml:id="id15" draw:id="id15" draw:layer="layout" svg:width="3.812cm" svg:height="1.695cm" svg:x="4.306cm" svg:y="6.988cm">
          <text:p text:style-name="P2">Probl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svg:x1="7.8cm" svg:y1="4.094cm" svg:x2="12.778cm" svg:y2="8.471cm" draw:start-shape="id12" draw:start-glue-point="1" draw:end-shape="id10" draw:end-glue-point="0" svg:d="M7800 4094h4978v4377" svg:viewBox="0 0 4979 4378">
          <text:p/>
        </draw:connector>
        <draw:connector draw:style-name="gr12" draw:text-style-name="P10" draw:layer="layout" svg:x1="15.602cm" svg:y1="9.6cm" svg:x2="22.011cm" svg:y2="5.576cm" draw:start-shape="id10" draw:start-glue-point="1" draw:end-shape="id13" draw:end-glue-point="2" svg:d="M15602 9600h6409v-4024" svg:viewBox="0 0 6410 4025">
          <text:p/>
        </draw:connector>
        <draw:connector draw:style-name="gr11" draw:text-style-name="P10" draw:layer="layout" svg:x1="15.602cm" svg:y1="9.6cm" svg:x2="27.094cm" svg:y2="5.576cm" draw:start-shape="id10" draw:start-glue-point="1" draw:end-shape="id14" draw:end-glue-point="2" svg:d="M15602 9600h11492v-4024" svg:viewBox="0 0 11493 4025">
          <text:p/>
        </draw:connector>
        <draw:custom-shape draw:style-name="gr13" draw:text-style-name="P11" xml:id="id10" draw:id="id10" draw:layer="layout" svg:width="5.648cm" svg:height="2.259cm" svg:x="9.954cm" svg:y="8.471cm">
          <text:p text:style-name="P2">Experimenter</text:p>
          <draw:enhanced-geometry svg:viewBox="0 0 21600 21600" draw:type="rectangle" draw:enhanced-path="M 0 0 L 21600 0 21600 21600 0 21600 0 0 Z N"/>
        </draw:custom-shape>
        <draw:connector draw:style-name="gr14" draw:text-style-name="P10" draw:layer="layout" svg:x1="15.602cm" svg:y1="9.6cm" svg:x2="22.011cm" svg:y2="12.919cm" draw:start-shape="id10" draw:start-glue-point="1" draw:end-shape="id4" draw:end-glue-point="0" svg:d="M15602 9600h6409v3319" svg:viewBox="0 0 6410 3320">
          <text:p/>
        </draw:connector>
        <draw:connector draw:style-name="gr15" draw:text-style-name="P10" draw:layer="layout" svg:x1="15.602cm" svg:y1="9.6cm" svg:x2="27.125cm" svg:y2="12.919cm" draw:start-shape="id10" draw:start-glue-point="1" draw:end-shape="id6" draw:end-glue-point="0" svg:d="M15602 9600h11523v3319" svg:viewBox="0 0 11524 3320">
          <text:p/>
        </draw:connector>
        <draw:connector draw:style-name="gr16" draw:text-style-name="P8" draw:layer="layout" svg:x1="9.954cm" svg:y1="9.6cm" svg:x2="6.212cm" svg:y2="8.683cm" draw:start-shape="id10" draw:start-glue-point="3" draw:end-shape="id15" draw:end-glue-point="8" svg:d="M9954 9600h-3742v-917" svg:viewBox="0 0 3743 918">
          <text:p/>
        </draw:connector>
        <draw:custom-shape draw:style-name="gr17" draw:text-style-name="P6" xml:id="id16" draw:id="id16" draw:layer="layout" svg:width="4.094cm" svg:height="1.835cm" svg:x="10.731cm" svg:y="12.354cm">
          <text:p text:style-name="P2"><text:span text:style-name="T3">Solution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0" draw:layer="layout" svg:x1="12.778cm" svg:y1="10.73cm" svg:x2="12.778cm" svg:y2="12.354cm" draw:start-shape="id10" draw:end-shape="id16" draw:end-glue-point="0" svg:d="M12778 10730v1624" svg:viewBox="0 0 1 1625">
          <text:p/>
        </draw:connector>
        <draw:g xml:id="id13" draw:id="id13">
          <draw:custom-shape draw:style-name="gr3" draw:text-style-name="P5" draw:layer="layout" svg:width="2.086cm" svg:height="2.4cm" draw:transform="skewX (-0.000349065850398866) rotate (0.000174532925199433) translate (20.968cm 3.176cm)">
            <text:p text:style-name="P4">Task1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21.228cm" svg:y="4.324cm">
            <text:p text:style-name="P2"><text:span text:style-name="T1">Alg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4" draw:id="id14">
          <draw:custom-shape draw:style-name="gr3" draw:text-style-name="P5" draw:layer="layout" svg:width="2.086cm" svg:height="2.4cm" draw:transform="skewX (-0.000349065850398866) rotate (0.000174532925199433) translate (26.051cm 3.176cm)">
            <text:p text:style-name="P4">Task2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.566cm" svg:height="0.835cm" svg:x="26.311cm" svg:y="4.324cm">
            <text:p text:style-name="P2"><text:span text:style-name="T1">Alg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0" draw:layer="layout" svg:x1="15.602cm" svg:y1="9.6cm" svg:x2="36.021cm" svg:y2="12.919cm" draw:start-shape="id10" draw:start-glue-point="1" draw:end-shape="id3" draw:end-glue-point="0" svg:d="M15602 9600h20419v3319" svg:viewBox="0 0 20420 3320">
          <text:p/>
        </draw:connector>
        <draw:connector draw:style-name="gr11" draw:text-style-name="P10" draw:layer="layout" svg:x1="15.602cm" svg:y1="9.6cm" svg:x2="30.907cm" svg:y2="12.919cm" draw:start-shape="id10" draw:start-glue-point="1" draw:end-shape="id1" draw:end-glue-point="0" svg:d="M15602 9600h15305v3319" svg:viewBox="0 0 15306 3320">
          <text:p/>
        </draw:connector>
        <draw:connector draw:style-name="gr11" draw:text-style-name="P10" draw:layer="layout" svg:x1="15.602cm" svg:y1="9.6cm" svg:x2="35.99cm" svg:y2="5.576cm" draw:start-shape="id10" draw:start-glue-point="1" draw:end-shape="id9" draw:end-glue-point="2" svg:d="M15602 9600h20388v-4024" svg:viewBox="0 0 20389 4025">
          <text:p/>
        </draw:connector>
        <draw:connector draw:style-name="gr11" draw:text-style-name="P10" draw:layer="layout" svg:x1="15.602cm" svg:y1="9.6cm" svg:x2="30.907cm" svg:y2="5.576cm" draw:start-shape="id10" draw:start-glue-point="1" draw:end-shape="id7" draw:end-glue-point="2" svg:d="M15602 9600h15305v-4024" svg:viewBox="0 0 15306 4025">
          <text:p/>
        </draw:connector>
        <draw:custom-shape draw:style-name="gr5" draw:text-style-name="P7" xml:id="id17" draw:id="id17" draw:layer="layout" svg:width="1.413cm" svg:height="2.118cm" svg:x="23.792cm" svg:y="3.317cm">
          <text:p text:style-name="P2"><text:span text:style-name="T2">Report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8" draw:layer="layout" svg:x1="23.055cm" svg:y1="4.376cm" svg:x2="23.792cm" svg:y2="4.376cm" draw:start-shape="id13" draw:start-glue-point="1" draw:end-shape="id17" draw:end-glue-point="6" svg:d="M23055 4376h737" svg:viewBox="0 0 738 1">
          <text:p/>
        </draw:connector>
        <draw:connector draw:style-name="gr6" draw:text-style-name="P8" draw:layer="layout" svg:x1="26.051cm" svg:y1="4.376cm" svg:x2="25.205cm" svg:y2="4.376cm" draw:start-shape="id14" draw:start-glue-point="3" draw:end-shape="id17" svg:d="M26051 4376h-846" svg:viewBox="0 0 84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-dash="Dashed_20__28_var_29__20_4" svg:stroke-width="0.053cm" svg:stroke-color="#000000" draw:marker-end="Arrow" draw:marker-end-width="0.176cm" draw:fill-gradient-name="Gradient_20_2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01cm" draw:marker-end-width="0.201cm" draw:fill="none" draw:fill-gradient-name="Gradient_20_3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6T23:33:28.327361672</meta:creation-date>
    <meta:editing-duration>PT40M29S</meta:editing-duration>
    <meta:editing-cycles>9</meta:editing-cycles>
    <meta:generator>LibreOffice/5.2.0.3$Linux_X86_64 LibreOffice_project/7dbd85f5a18cfeaf6801c594fc43a5edadc2df0c</meta:generator>
    <dc:date>2016-08-11T23:32:05.241198291</dc:date>
    <meta:document-statistic meta:object-count="58"/>
  </office:meta>
</office:document-meta>
</file>